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6"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2" style:family="paragraph" style:parent-style-name="Heading_20_1">
      <style:text-properties officeooo:rsid="003fb5a8" officeooo:paragraph-rsid="003fb5a8"/>
    </style:style>
    <style:style style:name="P13" style:family="paragraph" style:parent-style-name="Heading_20_1">
      <style:text-properties officeooo:paragraph-rsid="003fb5a8"/>
    </style:style>
    <style:style style:name="P14" style:family="paragraph" style:parent-style-name="Heading_20_1">
      <style:paragraph-properties fo:break-before="page"/>
      <style:text-properties officeooo:rsid="003fb5a8" officeooo:paragraph-rsid="003fb5a8"/>
    </style:style>
    <style:style style:name="P15" style:family="paragraph" style:parent-style-name="Heading_20_2">
      <style:text-properties officeooo:paragraph-rsid="0041ef73"/>
    </style:style>
    <style:style style:name="P16" style:family="paragraph" style:parent-style-name="Heading_20_2">
      <style:text-properties officeooo:rsid="00439cab" officeooo:paragraph-rsid="00439cab"/>
    </style:style>
    <style:style style:name="P17" style:family="paragraph" style:parent-style-name="Heading_20_2">
      <style:text-properties officeooo:rsid="004588c4" officeooo:paragraph-rsid="004588c4"/>
    </style:style>
    <style:style style:name="P18" style:family="paragraph" style:parent-style-name="Heading_20_2">
      <style:text-properties officeooo:rsid="00464ba5" officeooo:paragraph-rsid="00464ba5"/>
    </style:style>
    <style:style style:name="P19" style:family="paragraph" style:parent-style-name="Heading_20_2">
      <style:text-properties officeooo:rsid="0046d6a0" officeooo:paragraph-rsid="0046d6a0"/>
    </style:style>
    <style:style style:name="P20" style:family="paragraph" style:parent-style-name="Heading_20_2">
      <style:text-properties officeooo:rsid="0047f889" officeooo:paragraph-rsid="0047f889"/>
    </style:style>
    <style:style style:name="P21" style:family="paragraph" style:parent-style-name="Text_20_body">
      <style:paragraph-properties fo:text-align="center" style:justify-single-word="false"/>
      <style:text-properties style:font-name="Arial1" fo:language="pt" fo:country="BR" fo:font-weight="bold" officeooo:rsid="003fb5a8" officeooo:paragraph-rsid="003fb5a8" fo:background-color="transparent" style:font-weight-asian="bold" style:font-weight-complex="bold"/>
    </style:style>
    <style:style style:name="P22"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23" style:family="paragraph" style:parent-style-name="Text_20_body">
      <style:text-properties officeooo:paragraph-rsid="003fb5a8"/>
    </style:style>
    <style:style style:name="P24" style:family="paragraph" style:parent-style-name="Text_20_body">
      <style:paragraph-properties fo:text-align="justify" style:justify-single-word="false"/>
      <style:text-properties officeooo:paragraph-rsid="003fb5a8"/>
    </style:style>
    <style:style style:name="P25" style:family="paragraph" style:parent-style-name="Text_20_body">
      <style:text-properties officeooo:rsid="00405bd3" officeooo:paragraph-rsid="00405bd3"/>
    </style:style>
    <style:style style:name="P26" style:family="paragraph" style:parent-style-name="Text_20_body">
      <style:text-properties officeooo:rsid="0041c15c" officeooo:paragraph-rsid="0041c15c"/>
    </style:style>
    <style:style style:name="P27" style:family="paragraph" style:parent-style-name="Text_20_body">
      <style:text-properties officeooo:rsid="0041c15c" officeooo:paragraph-rsid="00489c04"/>
    </style:style>
    <style:style style:name="P28" style:family="paragraph" style:parent-style-name="Text_20_body">
      <style:text-properties officeooo:paragraph-rsid="0041ef73"/>
    </style:style>
    <style:style style:name="P29" style:family="paragraph" style:parent-style-name="Text_20_body" style:list-style-name="L2">
      <style:text-properties officeooo:paragraph-rsid="0041ef73"/>
    </style:style>
    <style:style style:name="P30" style:family="paragraph" style:parent-style-name="Text_20_body" style:list-style-name="L2">
      <style:text-properties officeooo:paragraph-rsid="00489c04"/>
    </style:style>
    <style:style style:name="P31" style:family="paragraph" style:parent-style-name="Text_20_body">
      <style:text-properties fo:font-style="italic" officeooo:rsid="0041ef73" officeooo:paragraph-rsid="0041ef73"/>
    </style:style>
    <style:style style:name="P32" style:family="paragraph" style:parent-style-name="Text_20_body">
      <style:text-properties officeooo:paragraph-rsid="00439cab"/>
    </style:style>
    <style:style style:name="P33" style:family="paragraph" style:parent-style-name="Text_20_body" style:list-style-name="L4"/>
    <style:style style:name="P34" style:family="paragraph" style:parent-style-name="Text_20_body">
      <style:text-properties officeooo:paragraph-rsid="004588c4"/>
    </style:style>
    <style:style style:name="P35" style:family="paragraph" style:parent-style-name="Text_20_body">
      <style:text-properties officeooo:rsid="0046d6a0" officeooo:paragraph-rsid="0046d6a0"/>
    </style:style>
    <style:style style:name="P36" style:family="paragraph" style:parent-style-name="Text_20_body">
      <style:text-properties officeooo:paragraph-rsid="0046d6a0"/>
    </style:style>
    <style:style style:name="P37" style:family="paragraph" style:parent-style-name="Text_20_body" style:list-style-name="L5">
      <style:text-properties officeooo:rsid="0047f889" officeooo:paragraph-rsid="0047f889"/>
    </style:style>
    <style:style style:name="P38" style:family="paragraph" style:parent-style-name="Text_20_body">
      <style:text-properties officeooo:paragraph-rsid="0047f889"/>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4">
      <style:paragraph-properties fo:margin-top="0cm" fo:margin-bottom="0cm" loext:contextual-spacing="false"/>
    </style:style>
    <style:style style:name="P42" style:family="paragraph" style:parent-style-name="Text_20_body" style:list-style-name="L6">
      <style:paragraph-properties fo:margin-top="0cm" fo:margin-bottom="0cm" loext:contextual-spacing="false"/>
    </style:style>
    <style:style style:name="P43" style:family="paragraph" style:parent-style-name="Text_20_body" style:list-style-name="L7">
      <style:paragraph-properties fo:margin-top="0cm" fo:margin-bottom="0cm" loext:contextual-spacing="false"/>
      <style:text-properties officeooo:paragraph-rsid="00489c04"/>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officeooo:rsid="003fb5a8"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41c15c" style:font-style-asian="normal" style:font-style-complex="normal"/>
    </style:style>
    <style:style style:name="T6" style:family="text">
      <style:text-properties fo:font-style="normal" officeooo:rsid="0041ef73" style:font-style-asian="normal" style:font-style-complex="normal"/>
    </style:style>
    <style:style style:name="T7" style:family="text">
      <style:text-properties fo:font-style="normal" officeooo:rsid="00439cab" style:font-style-asian="normal" style:font-style-complex="normal"/>
    </style:style>
    <style:style style:name="T8" style:family="text">
      <style:text-properties fo:font-style="normal" officeooo:rsid="0047f889" style:font-style-asian="normal" style:font-style-complex="normal"/>
    </style:style>
    <style:style style:name="T9" style:family="text">
      <style:text-properties fo:font-style="normal" officeooo:rsid="00489c04"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41ef73" style:font-style-asian="normal" style:font-weight-asian="bold" style:font-style-complex="normal" style:font-weight-complex="bold"/>
    </style:style>
    <style:style style:name="T12" style:family="text">
      <style:text-properties fo:font-style="normal" fo:font-weight="bold" officeooo:rsid="00489c04" style:font-style-asian="normal" style:font-weight-asian="bold" style:font-style-complex="normal" style:font-weight-complex="bold"/>
    </style:style>
    <style:style style:name="T13" style:family="text">
      <style:text-properties fo:font-style="normal" fo:font-weight="normal" officeooo:rsid="00489c04" style:font-style-asian="normal" style:font-weight-asian="normal" style:font-style-complex="normal" style:font-weight-complex="normal"/>
    </style:style>
    <style:style style:name="T14" style:family="text">
      <style:text-properties officeooo:rsid="003fb5a8"/>
    </style:style>
    <style:style style:name="T15" style:family="text">
      <style:text-properties fo:font-weight="bold" officeooo:rsid="00405bd3" style:font-weight-asian="bold" style:font-weight-complex="bold"/>
    </style:style>
    <style:style style:name="T16" style:family="text">
      <style:text-properties fo:font-weight="bold" style:font-style-asian="normal" style:font-weight-asian="bold" style:font-style-complex="normal" style:font-weight-complex="bold"/>
    </style:style>
    <style:style style:name="T17" style:family="text">
      <style:text-properties fo:font-weight="bold" officeooo:rsid="0041ef73" style:font-style-asian="normal" style:font-weight-asian="bold" style:font-style-complex="normal" style:font-weight-complex="bold"/>
    </style:style>
    <style:style style:name="T18" style:family="text">
      <style:text-properties fo:font-weight="bold" officeooo:rsid="00489c04" style:font-style-asian="normal" style:font-weight-asian="bold" style:font-style-complex="normal" style:font-weight-complex="bold"/>
    </style:style>
    <style:style style:name="T19" style:family="text">
      <style:text-properties fo:font-weight="bold" style:font-style-asian="italic" style:font-weight-asian="bold" style:font-style-complex="italic" style:font-weight-complex="bold"/>
    </style:style>
    <style:style style:name="T20" style:family="text">
      <style:text-properties fo:font-weight="bold" officeooo:rsid="00489c04"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0405bd3" style:font-style-asian="italic" style:font-style-complex="italic"/>
    </style:style>
    <style:style style:name="T23" style:family="text">
      <style:text-properties fo:font-style="italic" officeooo:rsid="0041c15c" style:font-style-asian="italic" style:font-style-complex="italic"/>
    </style:style>
    <style:style style:name="T24" style:family="text">
      <style:text-properties fo:font-style="italic" officeooo:rsid="0041ef73" style:font-style-asian="italic" style:font-style-complex="italic"/>
    </style:style>
    <style:style style:name="T25" style:family="text">
      <style:text-properties fo:font-style="italic" officeooo:rsid="0047f889" style:font-style-asian="italic" style:font-style-complex="italic"/>
    </style:style>
    <style:style style:name="T26" style:family="text">
      <style:text-properties fo:font-style="italic" fo:font-weight="normal" officeooo:rsid="00405bd3" style:font-style-asian="italic" style:font-weight-asian="normal" style:font-style-complex="italic" style:font-weight-complex="normal"/>
    </style:style>
    <style:style style:name="T27" style:family="text">
      <style:text-properties fo:font-style="italic" style:font-style-asian="normal" style:font-style-complex="normal"/>
    </style:style>
    <style:style style:name="T28" style:family="text">
      <style:text-properties fo:font-style="italic" officeooo:rsid="0041ef73" style:font-style-asian="normal" style:font-style-complex="normal"/>
    </style:style>
    <style:style style:name="T29" style:family="text">
      <style:text-properties fo:font-style="italic" officeooo:rsid="00489c04" style:font-style-asian="normal" style:font-style-complex="normal"/>
    </style:style>
    <style:style style:name="T30" style:family="text">
      <style:text-properties fo:font-style="italic" fo:font-weight="bold" officeooo:rsid="0041ef73" style:font-style-asian="normal" style:font-weight-asian="bold" style:font-style-complex="normal" style:font-weight-complex="bold"/>
    </style:style>
    <style:style style:name="T31" style:family="text">
      <style:text-properties officeooo:rsid="00405bd3"/>
    </style:style>
    <style:style style:name="T32" style:family="text">
      <style:text-properties fo:font-weight="normal" officeooo:rsid="00405bd3" style:font-weight-asian="normal" style:font-weight-complex="normal"/>
    </style:style>
    <style:style style:name="T33" style:family="text">
      <style:text-properties fo:font-weight="normal" officeooo:rsid="00489c04" style:font-style-asian="normal" style:font-weight-asian="normal" style:font-style-complex="normal" style:font-weight-complex="normal"/>
    </style:style>
    <style:style style:name="T34" style:family="text">
      <style:text-properties fo:font-weight="normal" officeooo:rsid="00489c04" style:font-style-asian="italic" style:font-weight-asian="normal" style:font-style-complex="italic" style:font-weight-complex="normal"/>
    </style:style>
    <style:style style:name="T35" style:family="text">
      <style:text-properties officeooo:rsid="0041c15c"/>
    </style:style>
    <style:style style:name="T36" style:family="text">
      <style:text-properties officeooo:rsid="0041ef73"/>
    </style:style>
    <style:style style:name="T37" style:family="text">
      <style:text-properties style:font-style-asian="normal" style:font-style-complex="normal"/>
    </style:style>
    <style:style style:name="T38" style:family="text">
      <style:text-properties officeooo:rsid="0041ef73" style:font-style-asian="normal" style:font-style-complex="normal"/>
    </style:style>
    <style:style style:name="T39" style:family="text">
      <style:text-properties officeooo:rsid="00489c04" style:font-style-asian="normal" style:font-style-complex="normal"/>
    </style:style>
    <style:style style:name="T40" style:family="text">
      <style:text-properties officeooo:rsid="00439cab"/>
    </style:style>
    <style:style style:name="T41" style:family="text">
      <style:text-properties officeooo:rsid="004588c4"/>
    </style:style>
    <style:style style:name="T42" style:family="text">
      <style:text-properties officeooo:rsid="00464ba5"/>
    </style:style>
    <style:style style:name="T43" style:family="text">
      <style:text-properties officeooo:rsid="0046d6a0"/>
    </style:style>
    <style:style style:name="T44" style:family="text">
      <style:text-properties officeooo:rsid="0047f889"/>
    </style:style>
    <style:style style:name="T45" style:family="text">
      <style:text-properties style:font-style-asian="italic" style:font-style-complex="itali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21">PESQUISA SOBRE</text:p>
      <text:p text:style-name="P21">O BUDISMO</text:p>
      <text:p text:style-name="P5"/>
      <text:p text:style-name="P5"/>
      <text:p text:style-name="P5"/>
      <text:p text:style-name="P5"/>
      <text:p text:style-name="P5"/>
      <text:p text:style-name="P5"/>
      <text:p text:style-name="P5"/>
      <text:p text:style-name="P5"/>
      <text:p text:style-name="P6"/>
      <text:p text:style-name="P6"/>
      <text:p text:style-name="P4"><text:bookmark-start text:name="__RefHeading___Toc76_2961738099"/><text:span text:style-name="T2">GASPAR</text:span>/SC<text:line-break/><text:span text:style-name="T3">OUTUBRO </text:span><text:span text:style-name="T1">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Sumário</text:p>
          </text:index-title>
          <text:p text:style-name="P7"><text:a xlink:type="simple" xlink:href="#__RefHeading___Toc78_2961738099" text:style-name="Index_20_Link" text:visited-style-name="Index_20_Link">O Budismo<text:tab/>3</text:a></text:p>
          <text:p text:style-name="P7"><text:a xlink:type="simple" xlink:href="#__RefHeading___Toc126_2138607999" text:style-name="Index_20_Link" text:visited-style-name="Index_20_Link">A relação entre Budismo e Hinduísmo<text:tab/>3</text:a></text:p>
          <text:p text:style-name="P7"><text:a xlink:type="simple" xlink:href="#__RefHeading___Toc128_2138607999" text:style-name="Index_20_Link" text:visited-style-name="Index_20_Link">A vida de Buda<text:tab/>4</text:a></text:p>
          <text:p text:style-name="P7"><text:a xlink:type="simple" xlink:href="#__RefHeading___Toc130_2138607999" text:style-name="Index_20_Link" text:visited-style-name="Index_20_Link">A lei do Carma<text:tab/>6</text:a></text:p>
          <text:p text:style-name="P7"><text:a xlink:type="simple" xlink:href="#__RefHeading___Toc132_2138607999" text:style-name="Index_20_Link" text:visited-style-name="Index_20_Link">A visão da humanidade<text:tab/>6</text:a></text:p>
          <text:p text:style-name="P7"><text:a xlink:type="simple" xlink:href="#__RefHeading___Toc134_2138607999" text:style-name="Index_20_Link" text:visited-style-name="Index_20_Link">A Atividade social no Budismo<text:tab/>6</text:a></text:p>
          <text:p text:style-name="P7"><text:a xlink:type="simple" xlink:href="#__RefHeading___Toc136_2138607999" text:style-name="Index_20_Link" text:visited-style-name="Index_20_Link">O reavivamento<text:tab/>6</text:a></text:p>
          <text:p text:style-name="P7"><text:a xlink:type="simple" xlink:href="#__RefHeading___Toc138_2138607999" text:style-name="Index_20_Link" text:visited-style-name="Index_20_Link">As 4 Nobres verdades sobre o sofrimento<text:tab/>6</text:a></text:p>
          <text:p text:style-name="P7"><text:a xlink:type="simple" xlink:href="#__RefHeading___Toc140_2138607999" text:style-name="Index_20_Link" text:visited-style-name="Index_20_Link">O caminho das 8 vias<text:tab/>7</text:a></text:p>
          <text:p text:style-name="P8"><text:a xlink:type="simple" xlink:href="#__RefHeading___Toc207_2138607999" text:style-name="Index_20_Link" text:visited-style-name="Index_20_Link">Prajna<text:tab/>9</text:a></text:p>
          <text:p text:style-name="P8"><text:a xlink:type="simple" xlink:href="#__RefHeading___Toc209_2138607999" text:style-name="Index_20_Link" text:visited-style-name="Index_20_Link">Sila<text:tab/>9</text:a></text:p>
          <text:p text:style-name="P8"><text:a xlink:type="simple" xlink:href="#__RefHeading___Toc211_2138607999" text:style-name="Index_20_Link" text:visited-style-name="Index_20_Link">Samadhi<text:tab/>9</text:a></text:p>
          <text:p text:style-name="P7"><text:a xlink:type="simple" xlink:href="#__RefHeading___Toc142_2138607999" text:style-name="Index_20_Link" text:visited-style-name="Index_20_Link">Nirvana<text:tab/>10</text:a></text:p>
          <text:p text:style-name="P7"><text:a xlink:type="simple" xlink:href="#__RefHeading___Toc144_2138607999" text:style-name="Index_20_Link" text:visited-style-name="Index_20_Link">Os 5 mandamentos<text:tab/>11</text:a></text:p>
          <text:p text:style-name="P7"><text:a xlink:type="simple" xlink:href="#__RefHeading___Toc146_2138607999" text:style-name="Index_20_Link" text:visited-style-name="Index_20_Link">O culto<text:tab/>11</text:a></text:p>
          <text:p text:style-name="P7"><text:a xlink:type="simple" xlink:href="#__RefHeading___Toc148_2138607999" text:style-name="Index_20_Link" text:visited-style-name="Index_20_Link">Os Deuses<text:tab/>11</text:a></text:p>
          <text:p text:style-name="P7"><text:a xlink:type="simple" xlink:href="#__RefHeading___Toc150_2138607999" text:style-name="Index_20_Link" text:visited-style-name="Index_20_Link">A vida religiosa<text:tab/>11</text:a></text:p>
          <text:p text:style-name="P7"><text:a xlink:type="simple" xlink:href="#__RefHeading___Toc152_2138607999" text:style-name="Index_20_Link" text:visited-style-name="Index_20_Link">Os monges<text:tab/>11</text:a></text:p>
          <text:p text:style-name="P7"><text:a xlink:type="simple" xlink:href="#__RefHeading___Toc154_2138607999" text:style-name="Index_20_Link" text:visited-style-name="Index_20_Link">As monjas<text:tab/>11</text:a></text:p>
          <text:p text:style-name="P7"><text:a xlink:type="simple" xlink:href="#__RefHeading___Toc156_2138607999" text:style-name="Index_20_Link" text:visited-style-name="Index_20_Link">O leigo<text:tab/>11</text:a></text:p>
          <text:p text:style-name="P7"><text:a xlink:type="simple" xlink:href="#__RefHeading___Toc158_2138607999" text:style-name="Index_20_Link" text:visited-style-name="Index_20_Link">A difusão do Budismo<text:tab/>12</text:a></text:p>
          <text:p text:style-name="P8"><text:a xlink:type="simple" xlink:href="#__RefHeading___Toc289_2138607999" text:style-name="Index_20_Link" text:visited-style-name="Index_20_Link">Índia<text:tab/>12</text:a></text:p>
          <text:p text:style-name="P8"><text:a xlink:type="simple" xlink:href="#__RefHeading___Toc291_2138607999" text:style-name="Index_20_Link" text:visited-style-name="Index_20_Link">Sri Lanka e Sudeste da Ásia<text:tab/>13</text:a></text:p>
          <text:p text:style-name="P8"><text:a xlink:type="simple" xlink:href="#__RefHeading___Toc293_2138607999" text:style-name="Index_20_Link" text:visited-style-name="Index_20_Link">China<text:tab/>14</text:a></text:p>
          <text:p text:style-name="P8"><text:a xlink:type="simple" xlink:href="#__RefHeading___Toc295_2138607999" text:style-name="Index_20_Link" text:visited-style-name="Index_20_Link">Coreia e Japão<text:tab/>14</text:a></text:p>
          <text:p text:style-name="P8"><text:a xlink:type="simple" xlink:href="#__RefHeading___Toc297_2138607999" text:style-name="Index_20_Link" text:visited-style-name="Index_20_Link">Tibete<text:tab/>15</text:a></text:p>
          <text:p text:style-name="P7"><text:a xlink:type="simple" xlink:href="#__RefHeading___Toc160_2138607999" text:style-name="Index_20_Link" text:visited-style-name="Index_20_Link">Lista com países Budistas<text:tab/>16</text:a></text:p>
        </text:index-body>
      </text:table-of-content>
      <text:h text:style-name="P11" text:outline-level="1"/>
      <text:list xml:id="list1142391549" text:style-name="Outline">
        <text:list-item>
          <text:h text:style-name="P14" text:outline-level="1"><text:bookmark-start text:name="__RefHeading___Toc78_2961738099"/>O Budismo<text:bookmark-end text:name="__RefHeading___Toc78_2961738099"/></text:h>
        </text:list-item>
      </text:list>
      <text:p text:style-name="P23"><text:tab/><text:span text:style-name="T14">É</text:span> uma religião indiana baseada nos ensinamentos de Sidarta Gautama, conhecido como o Buda. <text:span text:style-name="T14">Atualmente é a quarta maior religião do mundo, com mais de 520 milhões de seguidores (cerca de 7% a 8% da população global), conhecidos como budistas. No Brasil, segundo o censo de 2010, residem aproximadamente 245mil budistas.</text:span></text:p>
      <text:p text:style-name="P23"><text:tab/>O Budismo foi introduzido no Brasil no começo do século XX. No dia 18 de Junho de 1908, chegava ao Brasil Tomojiro Ibaragui, mais conhecido como Ibaragui Nissui, o primeiro monge budista do Brasil. A filosofia é difundida desde então em todo o país, muito em função pela grande imigração japonesa, que tem como religião principal o budismo. Os principais templos budistas do Brasil estão localizados em Três Coroas (RS), e o Templo Zu Lai em Cotia (SP).</text:p>
      <text:list xml:id="list81251289236552" text:continue-numbering="true" text:style-name="Outline">
        <text:list-item>
          <text:h text:style-name="P12" text:outline-level="1"><text:bookmark-start text:name="__RefHeading___Toc126_2138607999"/>A relação entre Budismo e Hinduísmo<text:bookmark-end text:name="__RefHeading___Toc126_2138607999"/></text:h>
        </text:list-item>
      </text:list>
      <text:p text:style-name="P23"><text:tab/>O Budismo e o Hinduísmo são duas tradições religiosas e filosóficas que surgiram na região da Índia. As duas apresentam muitas semelhanças nas crenças, como os conceitos de dharma, karma e samsara.</text:p>
      <text:p text:style-name="Text_20_body"><text:tab/>No entanto, as principais diferenças se dão no terreno das práticas. No hinduísmo existe a busca da consciência em Deus e consequente adoração das divindades como caminho da salvação, o que é muito diferente da busca pela iluminação espiritual budista.</text:p>
      <text:p text:style-name="Text_20_body"><text:tab/>Entre as práticas do hinduísmo está a divisão da sociedade hindu pelo sistema de castas, o que diverge do conceito de igualdade entre os seres defendido pelos budistas. O Hinduísmo seria anterior ao Budismo, tendo já mais de quatro mil anos.</text:p>
      <text:p text:style-name="P23"/>
      <text:list xml:id="list81251192188241" text:continue-numbering="true" text:style-name="Outline">
        <text:list-item>
          <text:h text:style-name="P12" text:outline-level="1"><text:bookmark-start text:name="__RefHeading___Toc128_2138607999"/><text:soft-page-break/>A vida de Buda<text:bookmark-end text:name="__RefHeading___Toc128_2138607999"/></text:h>
        </text:list-item>
      </text:list>
      <text:p text:style-name="P25"><text:tab/>De acordo com a narrativa convencional, o Buda nasceu em Lumbini (hoje, patrimônio mundial da Organização das Nações Unidas para a Educação, a Ciência e a Cultura) por volta do ano 566 a.C. e cresceu em Capilvasto: ambos, atuais localidades <text:span text:style-name="T21">nepalesas</text:span>. Logo após o nascimento de Sidarta, um astrólogo visitou o pai do jovem príncipe, <text:span text:style-name="T21">Suddhodana</text:span>, e profetizou que Sidarta ou iria se tornar um grande rei, ou renunciaria ao mundo material para se tornar um homem santo se, porventura, visse a vida fora das paredes do palácio.</text:p>
      <text:p text:style-name="P25"><text:tab/>O rei <text:span text:style-name="T21">Suddhodana</text:span><text:span text:style-name="T4"> estava determinado a ver o seu filho se tornar um rei e, assim, impediu que ele saísse do palácio. Mas, aos 29 anos, apesar dos esforços de seu pai Sidarta se aventurou por além do palácio diversas vezes. Em uma série de encontros (em locais conhecidos pela cultura budista como “quatro pontos”), ele soube do sofrimento das pessoas comuns, encontrando um homem velho, um outro doente, um cadáver e, finalmente, um asceta sadhu, representando a busca espiritual. Essas experiências levaram Gautama, finalmente, a abandonar a vida material e ir em busca de uma vida espiritual.</text:span></text:p>
      <text:p text:style-name="P25"><text:span text:style-name="T4"><text:tab/>Sidarta Gautama estudou sob diferentes mestres e desenvantou-se com o resultado alcançado pelo que ensinavam. Chegou a praticar ascese rígida, como jejum prolongado, restrição da respiração, e outras formas de exposição a dor, muito comuns naquele tempo na índia, e quase morreu ao longo do processo. Mas houve um episódio no qual uma jovem lhe ofereceu comida e ele aceitou: isso marcou a renúncia a tais práticas. Concluiu que as práticas ascéticas extremas não traziam os resultados que buscava. Deduziu, então, que as práticas eram prejudiciais aos praticantes. Ele abandonou o ascetismo, concentrando-se na meditação </text:span><text:span text:style-name="T21">anapanasati</text:span><text:span text:style-name="T4">, através da qual descobriu o que hoje os budistas chamam de “caminho do meio”: um caminho que não passa pela luxúria e pelos prazeres sensuais, mas que também não passa pelas práticas de mortificação do corpo. Em outras palavras, o caminho do meio não seria o caminho do apego a qualquer coisa, nem também o caminho da negação ou aversão a qualquer coisa, e sim uma terceira via.</text:span></text:p>
      <text:p text:style-name="P25"><text:soft-page-break/><text:span text:style-name="T4"><text:tab/>Quando tinha 35 anos de idade, Sidarta sentou-se embaixo de uma figueira-dos-pagodes (</text:span><text:span text:style-name="T21">Ficus religiosa</text:span><text:span text:style-name="T4">) hoje conhecida como árvode de </text:span><text:span text:style-name="T21">Bodhi</text:span><text:span text:style-name="T4">, localizada em Bodh Gaya, na Índia, e prometeu não sair dali até conseguir atingir a iluminação espiritual.</text:span></text:p>
      <text:p text:style-name="P25"><text:span text:style-name="T4"><text:tab/>A lenda diz que Sidarta conheceu a dúvida sobre o sucesso de seus objetivos ao ser confrontado por um demônio chamado Mara, que simboliza o mundo das aparências, a tentação, comparado ao papel de Satanás no cristianismo, e muitas vezes representado por uma cobra naja. Mara teria oferecido todos os tipos de prazeres e tentações a Sidarta, que, implacavelmente, repeliu Mara. Vencido Mara, Sidarta acordou para a Verdade, a Verdade da origem, da cessação e do caminho que levava ao fim do sofrimento, e se iluminou. Assim, por volta dos quarenta anos, Sidarta se transformou no Buda, o Iluminado.</text:span></text:p>
      <text:p text:style-name="P25"><text:span text:style-name="T4"><text:tab/>Logo, atraiu um grupo de seguidores e instituiu uma ordem monástica. A partir de então, passou seus dias ensinando o darma, viajando por toda a parte nordeste do subcontinente indiano. Ele sempre enfatizou que não era um deus e que a capacidade de se tornar um buda pertencia ao ser humano. Faleceu aos 80 anos de idade, em 483 a.C., em Kushinagar, na Índia.</text:span></text:p>
      <text:p text:style-name="P25"><text:span text:style-name="T4"><text:tab/>Os estudiosos contradizem-se em relação às afirmações sobre a história e os fatos da vida de Buda. A maioria aceita que ele viveu, ensinou e fundou uma ordem monástica, mas não aceita de forma consistente os detalhes de sua biografia. Segundo o escritor Michael Carrithers, em seu livro O Buda, o esboço de uma vida tem que ser verdadeiro: o nascimento, a maturidade, a renúncia, a busca, o despertar e a libertação, o ensino e a morte.</text:span></text:p>
      <text:p text:style-name="P25"><text:span text:style-name="T4"><text:tab/>Ao escrever uma biografia sobre Buda, Karen Armstrong disse: “É obviamente difícil, portanto, escrever uma biografia de Buda, atendendo aos critérios modernos, porque temos muito pouca informação que pode ser considerada ‘histórica’… mas podemos estar razoavelmente confiantes, pois Siddhartta Gautama realmente existiu e os seus discípulos preservam a sua memória, sua vida e seus ensinamentos.</text:span></text:p>
      <text:list xml:id="list81250105836123" text:continue-numbering="true" text:style-name="Outline">
        <text:list-item>
          <text:h text:style-name="P12" text:outline-level="1"><text:bookmark-start text:name="__RefHeading___Toc130_2138607999"/><text:soft-page-break/>A lei do Carma<text:bookmark-end text:name="__RefHeading___Toc130_2138607999"/></text:h>
        </text:list-item>
      </text:list>
      <text:p text:style-name="P26"><text:tab/>No budismo, o Carma é a força de samsara sobre alguém. Boas ações e/ou ações ruins geral “sementes” na mente, que virão a aflorar nesta vida ou em um renascimento subsequente. Com o objetivo de cultivar as ações positivas, o silá é um conceito importante do budismo, geralmente traduzido como “virtude”, “boa conduta”, “moral”, e “preceito”.</text:p>
      <text:p text:style-name="P26"><text:tab/>O carma na filosofia budista, refere-se especificamente a essas ações que brotam da intenção mental e que geram consequências (frutos) e/ou resultados. Cada vez que uma pessoa age, há alguma qualidade de intenção em sua mente e essa intenção muitas vezes não é demonstrada pelo seu exterior, mas está em seu interior e deterinará os efeitos dela decorrentes.</text:p>
      <text:list xml:id="list81250973124607" text:continue-numbering="true" text:style-name="Outline">
        <text:list-item>
          <text:h text:style-name="P12" text:outline-level="1"><text:bookmark-start text:name="__RefHeading___Toc132_2138607999"/>A visão da humanidade<text:bookmark-end text:name="__RefHeading___Toc132_2138607999"/></text:h>
        </text:list-item>
        <text:list-item>
          <text:h text:style-name="P12" text:outline-level="1"><text:bookmark-start text:name="__RefHeading___Toc134_2138607999"/>A Atividade social no Budismo<text:bookmark-end text:name="__RefHeading___Toc134_2138607999"/></text:h>
        </text:list-item>
        <text:list-item>
          <text:h text:style-name="P13" text:outline-level="1"><text:bookmark-start text:name="__RefHeading___Toc136_2138607999"/><text:span text:style-name="T14">O reavivamento</text:span><text:bookmark-end text:name="__RefHeading___Toc136_2138607999"/></text:h>
        </text:list-item>
        <text:list-item>
          <text:h text:style-name="P13" text:outline-level="1"><text:bookmark-start text:name="__RefHeading___Toc138_2138607999"/><text:span text:style-name="T14">As 4 Nobres verdades sobre o sofrimento</text:span><text:bookmark-end text:name="__RefHeading___Toc138_2138607999"/></text:h>
        </text:list-item>
      </text:list>
      <text:p text:style-name="P23"><text:tab/>O ensinamento principal do budismo é instruir o homem ao desejo de, em qualquer circunstância, <text:span text:style-name="Strong_20_Emphasis">fazer o bem e não o mal</text:span>.</text:p>
      <text:p text:style-name="Text_20_body"><text:tab/>Porém, os ensinamentos de Buda (Dharma) são muito mais profundos e têm por objetivo ajudar aos seus seguidores a alcançar a plenitude da vida real através das <text:span text:style-name="Strong_20_Emphasis">4 Nobres Verdades</text:span>. São elas:</text:p>
      <text:list xml:id="list1675625230" text:style-name="L7">
        <text:list-item>
          <text:p text:style-name="P43">A insatisfação existe (<text:span text:style-name="Strong_20_Emphasis">Nobre Verdade do Sofrimento</text:span>)<text:line-break/><text:tab/><text:tab/><text:span text:style-name="T35">A vida como a conhecemos é finalmente levada ao sofrimento e/ou mal-estar (</text:span><text:span text:style-name="T23">dukkha</text:span><text:span text:style-name="T5">), de uma forma ou outra;</text:span></text:p>
        </text:list-item>
        <text:list-item>
          <text:p text:style-name="P43">Há causas que geram a insatisfação (<text:span text:style-name="Strong_20_Emphasis">Nobre Verdade da Causa do Sofrimento</text:span>)<text:line-break/><text:tab/><text:tab/><text:span text:style-name="T4">O sofrimento é causado pelo desejo (</text:span><text:span text:style-name="T21">trishna</text:span><text:span text:style-name="T5">). Isso é, muitas vezes, expressado como um engano agarrado a um certo sentimento de existência, a individualidade, ou para coisas ou fenômenos que consideramos </text:span><text:soft-page-break/><text:span text:style-name="T5">causadores da felicidade e infelicidade. O desejo também tem seu aspecto negativo;</text:span></text:p>
        </text:list-item>
        <text:list-item>
          <text:p text:style-name="P43">A insatisfação pode ser resolvida (<text:span text:style-name="Strong_20_Emphasis">A Verdade da Extinção do Sofrimento</text:span>)<text:line-break/><text:tab/><text:tab/><text:span text:style-name="T5">O sofrimento acaba quando termina o desejo. Isso é conseguido através da eliminação da ilusão (</text:span><text:span text:style-name="T23">maya</text:span><text:span text:style-name="T5">). Assim, alcançamos o estado de liertação do iluminado (</text:span><text:span text:style-name="T23">bidhi);</text:span></text:p>
        </text:list-item>
        <text:list-item>
          <text:p text:style-name="P40">O caminho Óctuplo de Buda - a solução prática para a insatisfação </text:p>
        </text:list-item>
      </text:list>
      <text:p text:style-name="P27"><text:span text:style-name="T21"><text:tab/><text:tab/>Esse estado é conquistado através dos caminhos ensinados pelo Buda.</text:span></text:p>
      <text:p text:style-name="P27"><text:span text:style-name="T21"/></text:p>
      <text:p text:style-name="P24"><text:tab/><text:span text:style-name="T31">A meta do budismo é a </text:span><text:span text:style-name="T15">superação do sofrimento </text:span><text:span text:style-name="T31">(</text:span><text:span text:style-name="T22">dukkha</text:span><text:span text:style-name="T31">) causado pelo </text:span><text:span text:style-name="T15">desejo</text:span><text:span text:style-name="T32"> e pela </text:span><text:span text:style-name="T15">ignorância</text:span><text:span text:style-name="T32"> em relação à verdadeira natureza da realidade, formada pela </text:span><text:span text:style-name="T15">impermanência</text:span><text:span text:style-name="T32"> e pela </text:span><text:span text:style-name="T15">inexistência da alma</text:span><text:span text:style-name="T32"> dos seres vivos. A maioria das tradições budistas se concentram na superação do eu individual através da conquista do nirvana ou da busca do caminho de Buda, o que levva ao fim do ciclo de morte e renascimento. As escolas do budismo divergem em suas interpretações sobre a natureza exata do caminho para a libertação, a importância e a canonicidade dos textos budistas e, especialmente, seus ensinamentos e suas práticas. Entretanto, as bases de todas as tradições e práticas são as três joias: o Buda (o mestre), o </text:span><text:span text:style-name="T26">dharma</text:span><text:span text:style-name="T32"> (os ensinamentos baseados nas leis do universo) e a </text:span><text:span text:style-name="T26">sangha</text:span><text:span text:style-name="T32"> ( a comunidade budista). Encontrar refúgio espiritual nas Três joias ou Três Tesouros é, em geral o que distingue um budista de um não-budista. Outras práticas incluem a renúncia à vida secular para se tornar um monge (</text:span><text:span text:style-name="T26">bhikkhu</text:span><text:span text:style-name="T32">) ou monja (</text:span><text:span text:style-name="T26">bhikkhuni</text:span><text:span text:style-name="T32">), a meditação e o cultivo das paramitas.</text:span></text:p>
      <text:list xml:id="list81251663478979" text:continue-list="list81250973124607" text:style-name="Outline">
        <text:list-item>
          <text:h text:style-name="P12" text:outline-level="1"><text:bookmark-start text:name="__RefHeading___Toc140_2138607999"/>O caminho das 8 vias<text:bookmark-end text:name="__RefHeading___Toc140_2138607999"/></text:h>
        </text:list-item>
      </text:list>
      <text:p text:style-name="P23"><text:tab/>Na quarta verdade, conhecida como o <text:span text:style-name="Strong_20_Emphasis">Caminho Nobre de Oito Aspectos ou Roda do Dharma</text:span>, Buda fala sobre as práticas diárias a morte do ego e do apego que são as causas do sofrimento humano.</text:p>
      <text:p text:style-name="Text_20_body"><text:soft-page-break/>Buda construiu uma jornada que, segundo ele, ao ser praticada pelo indivíduo, cessa a insatisfação e sofrimento.</text:p>
      <text:list xml:id="list43636300" text:style-name="L6">
        <text:list-item>
          <text:p text:style-name="P42"><text:span text:style-name="Strong_20_Emphasis">Compreensão correta</text:span>: para Buda, devemos enxergar tudo à nossa volta como um grande sistema, em que dependemos uns dos outros, para assim alcançar a harmonia e a compreensão de que nada nem ninguém é fixo; </text:p>
        </text:list-item>
        <text:list-item>
          <text:p text:style-name="P42"><text:span text:style-name="Strong_20_Emphasis">Aspiração correta</text:span>: Buda ensina que todo indivíduo deve questionar se o que você faz é fruto do ego e se essas ações afetam negativamente outras pessoas; </text:p>
        </text:list-item>
        <text:list-item>
          <text:p text:style-name="P42"><text:span text:style-name="Strong_20_Emphasis">A fala correta</text:span>: para o budismo, tudo o que é dito constitui o ser, por isso, todo indivíduo deve ser cauteloso com o que externaliza para o outro através da fala; </text:p>
        </text:list-item>
        <text:list-item>
          <text:p text:style-name="P42"><text:span text:style-name="Strong_20_Emphasis">A ação correta</text:span>: para Buda, qualquer ação não pode ser prejudicial para outra pessoa, nem mesmo que de forma indireta; </text:p>
        </text:list-item>
        <text:list-item>
          <text:p text:style-name="P42"><text:span text:style-name="Strong_20_Emphasis">O meio de vida correto</text:span>: Buda ensina que o trabalho de qualquer indivíduo deve ser sempre um meio de ajudar a si mesmo e outras pessoas e nunca prejudicar; </text:p>
        </text:list-item>
        <text:list-item>
          <text:p text:style-name="P42"><text:span text:style-name="Strong_20_Emphasis">O esforço correto</text:span>: este ponto fala principalmente sobre largar atitudes nocivas que remetem a negatividade, como vícios, por exemplo; </text:p>
        </text:list-item>
        <text:list-item>
          <text:p text:style-name="P42"><text:span text:style-name="Strong_20_Emphasis">Atenção correta</text:span>: um dos pontos principais do budismo é estar consciente de todas as ações do corpo e da mente. Também é chamada de atenção plena e significa estar vivendo o presente, o agora, em qualquer ação do dia a dia; </text:p>
        </text:list-item>
        <text:list-item>
          <text:p text:style-name="P39"><text:span text:style-name="Strong_20_Emphasis">Concentração correta</text:span> <text:span text:style-name="Strong_20_Emphasis">ou meditação contemplativa</text:span>: através desta meditação, segundo Buda, é possível chegar a gratidão e a contemplação da sua própria existência, de maneira real e consciente. </text:p>
        </text:list-item>
      </text:list>
      <text:p text:style-name="P23"/>
      <text:p text:style-name="P28"><text:tab/><text:span text:style-name="T36">O Nobre Caminho Óctuplo <text:s/>é o caminho para o fim do sofrimento (</text:span><text:span text:style-name="T24">dukkha</text:span><text:span text:style-name="T6">). Tem oito seções, cada uma começando com a palavra </text:span><text:span text:style-name="T24">samyak</text:span><text:span text:style-name="T6"> (que significa “corretamente” e “devidamente”), e são apresentadas em três grupos:</text:span></text:p>
      <text:list xml:id="list81251013452313" text:continue-list="list81251663478979" text:style-name="Outline">
        <text:list-item>
          <text:list>
            <text:list-item>
              <text:h text:style-name="P15" text:outline-level="2"><text:bookmark-start text:name="__RefHeading___Toc207_2138607999"/><text:soft-page-break/>Prajna<text:bookmark-end text:name="__RefHeading___Toc207_2138607999"/></text:h>
            </text:list-item>
          </text:list>
        </text:list-item>
      </text:list>
      <text:p text:style-name="Text_20_body"><text:span text:style-name="T36"><text:tab/>É</text:span> a sabedoria que purifica a mente, permitindo-lhe atingir uma visão espiritual da natureza de todas as coisas. Engloba:</text:p>
      <text:list xml:id="list584195307" text:style-name="L2">
        <text:list-item>
          <text:p text:style-name="P30"><text:span text:style-name="T36">drsti (</text:span><text:span text:style-name="T24">ditthi</text:span><text:span text:style-name="T6">): </text:span><text:span text:style-name="T11">ver a realidade como ela é, não apenas como parece ser</text:span><text:span text:style-name="T6">.<text:line-break/><text:tab/></text:span><text:span text:style-name="T9">P</text:span><text:span text:style-name="T4">ara Buda, devemos enxergar tudo à nossa volta como um grande sistema, em que dependemos uns dos outros, para assim alcançar a harmonia e a compreensão de que nada nem ninguém é fixo;</text:span></text:p>
        </text:list-item>
        <text:list-item>
          <text:p text:style-name="P29"><text:span text:style-name="T6">samkalpa (sankappa): </text:span><text:span text:style-name="T11">a intenção de renúncia, de liberdade e inocuidade</text:span><text:span text:style-name="T6">.<text:line-break/><text:tab/>Buda ensina que todo indivíduo deve questionar se o que você faz é fruto do ego e se essas ações afetam negativamente outras pessoas</text:span></text:p>
        </text:list-item>
      </text:list>
      <text:list xml:id="list81249877194003" text:continue-list="list81251013452313" text:style-name="Outline">
        <text:list-item>
          <text:list>
            <text:list-item>
              <text:h text:style-name="P16" text:outline-level="2"><text:bookmark-start text:name="__RefHeading___Toc209_2138607999"/>Sila<text:bookmark-end text:name="__RefHeading___Toc209_2138607999"/></text:h>
            </text:list-item>
          </text:list>
        </text:list-item>
      </text:list>
      <text:p text:style-name="P32"><text:tab/><text:span text:style-name="T40">É a petica ou moral, a abstenção de atos nocivos. Engloba:</text:span></text:p>
      <text:list xml:id="list81249759591843" text:continue-list="list584195307" text:style-name="L2">
        <text:list-item>
          <text:p text:style-name="P29"><text:span text:style-name="T4">Vāc </text:span><text:span text:style-name="T6">(</text:span><text:span text:style-name="T21">vāc</text:span><text:span text:style-name="T24">a</text:span><text:span text:style-name="T6">): </text:span><text:span text:style-name="T11">falando de uma maneira verdadeira e não ofensiva</text:span><text:span text:style-name="T6">;<text:line-break/><text:tab/></text:span><text:span text:style-name="T9">P</text:span><text:span text:style-name="T38">ara o budismo, tudo o que é dito constitui o ser, por isso, todo indivíduo deve ser cauteloso com o que externaliza para o outro através da fala</text:span></text:p>
        </text:list-item>
        <text:list-item>
          <text:p text:style-name="P29"><text:span text:style-name="T6">karman (</text:span><text:span text:style-name="T24">kammanta</text:span><text:span text:style-name="T6">): </text:span><text:span text:style-name="T11">agir de uma maneira não prejudicial</text:span><text:span text:style-name="T6">;<text:line-break/><text:tab/></text:span><text:span text:style-name="T9">P</text:span><text:span text:style-name="T37">ara Buda, qualquer ação não pode ser prejudicial para outra pessoa, nem mesmo que de forma indireta</text:span></text:p>
        </text:list-item>
        <text:list-item>
          <text:p text:style-name="P29"><text:span text:style-name="T28">ājīvana (ājīva</text:span><text:span text:style-name="T6">): </text:span><text:span text:style-name="T11">o meio de vida deve seguir os preceitos citados anteriorment</text:span><text:span text:style-name="T12">e</text:span><text:span text:style-name="T13">.<text:line-break/><text:tab/>Buda ensina que o trabalho de qualquer indivíduo deve ser sempre um meio de ajudar a si mesmo e outras pessoas e nunca prejudicar</text:span></text:p>
        </text:list-item>
      </text:list>
      <text:list xml:id="list81251045874431" text:continue-list="list81249877194003" text:style-name="Outline">
        <text:list-item>
          <text:list>
            <text:list-item>
              <text:h text:style-name="P16" text:outline-level="2"><text:bookmark-start text:name="__RefHeading___Toc211_2138607999"/>Samadhi<text:bookmark-end text:name="__RefHeading___Toc211_2138607999"/></text:h>
            </text:list-item>
          </text:list>
        </text:list-item>
      </text:list>
      <text:p text:style-name="P32"><text:tab/><text:span text:style-name="T40">É a disciplina mental necessária para desenvolver o domínio sobre a própria mente. Isso é feito através de práticas. Engloba:</text:span></text:p>
      <text:list xml:id="list81250957983149" text:continue-list="list81249759591843" text:style-name="L2">
        <text:list-item>
          <text:p text:style-name="P29"><text:soft-page-break/><text:span text:style-name="T28">vyāyāma (vāyāma):</text:span><text:span text:style-name="T30"> fazer um esforço para melhorar</text:span><text:span text:style-name="T28">;<text:line-break/><text:tab/></text:span><text:span text:style-name="T29">E</text:span><text:span text:style-name="T37">ste ponto fala principalmente sobre largar atitudes nocivas que remetem a negatividade, como vícios, por exemplo</text:span></text:p>
        </text:list-item>
        <text:list-item>
          <text:p text:style-name="P29"><text:span text:style-name="T28">smṛti (sati): </text:span><text:span text:style-name="T30">ver as coisas como elas estão com a consciência clara da realidade presente dentro de si mesmo, sem desejo ou aversão</text:span><text:span text:style-name="T28">;<text:line-break/><text:tab/></text:span><text:span text:style-name="T29">U</text:span><text:span text:style-name="T37">m dos pontos principais do budismo é estar consciente de todas as ações do corpo e da mente. Também é chamada de atenção plena e significa estar vivendo o presente, o agora, em qualquer ação do dia a dia</text:span></text:p>
        </text:list-item>
        <text:list-item>
          <text:p text:style-name="P29"><text:span text:style-name="T28">samādhi (samādhi): </text:span><text:span text:style-name="T30">meditar ou concentrar-se de maneira correta</text:span><text:span text:style-name="T28">.<text:line-break/><text:tab/></text:span><text:span text:style-name="T29">At</text:span><text:span text:style-name="T37">ravés desta meditação, segundo Buda, é possível chegar a gratidão e a contemplação da sua própria existência, de maneira real e consciente</text:span></text:p>
        </text:list-item>
      </text:list>
      <text:p text:style-name="P31"><text:span text:style-name="T37"/></text:p>
      <text:p text:style-name="P28"><text:span text:style-name="T28">A prática do Caminho Óctuplo é compreendida de duas maneiras: desenvolvimento simultâneo dos oito itens paralelamente, ou como uma série progressiva pela qual o praticante se move, ao conquistar um estágio. Contudo, os quatro </text:span><text:span text:style-name="T27">nikāyas</text:span><text:span text:style-name="T6"> </text:span><text:span text:style-name="T7">principais e o Caminho Óctuplo, geralmente, não são ensinados para leigos e são pouco conhecidos no Extremo Oriente.</text:span></text:p>
      <text:list xml:id="list81250405206797" text:continue-list="list81251045874431" text:style-name="Outline">
        <text:list-item>
          <text:list>
            <text:list-item>
              <text:list>
                <text:list-item>
                  <text:h text:style-name="Heading_20_3" text:outline-level="3"><text:span text:style-name="T4"/></text:h>
                </text:list-item>
              </text:list>
            </text:list-item>
          </text:list>
        </text:list-item>
        <text:list-item>
          <text:h text:style-name="Heading_20_1" text:outline-level="1"><text:bookmark-start text:name="__RefHeading___Toc142_2138607999"/>Nirvana<text:bookmark-end text:name="__RefHeading___Toc142_2138607999"/></text:h>
        </text:list-item>
      </text:list>
      <text:p text:style-name="Text_20_body">O nirvana é: </text:p>
      <text:list xml:id="list3265952169" text:style-name="L4">
        <text:list-item>
          <text:p text:style-name="P41">É a meta do budismo; </text:p>
        </text:list-item>
        <text:list-item>
          <text:p text:style-name="P41">É o apagar do fogo das paixões e a extinção do ego; </text:p>
        </text:list-item>
        <text:list-item>
          <text:p text:style-name="P41">É não necessitar mais reencarnar; </text:p>
        </text:list-item>
        <text:list-item>
          <text:p text:style-name="P41">É o que todo budista procura por toda vida, a paz absoluta; </text:p>
        </text:list-item>
        <text:list-item>
          <text:p text:style-name="P41">É o que faz do homem comum um Buda; </text:p>
        </text:list-item>
        <text:list-item>
          <text:p text:style-name="P41">É a iluminação; </text:p>
        </text:list-item>
        <text:list-item>
          <text:p text:style-name="P33">É a extrema paz.</text:p>
        </text:list-item>
      </text:list>
      <text:p text:style-name="Text_20_body"/>
      <text:list xml:id="list81251652297697" text:continue-list="list81250405206797" text:style-name="Outline">
        <text:list-item>
          <text:h text:style-name="Heading_20_1" text:outline-level="1"><text:bookmark-start text:name="__RefHeading___Toc144_2138607999"/><text:soft-page-break/>Os 5 mandamentos<text:bookmark-end text:name="__RefHeading___Toc144_2138607999"/></text:h>
        </text:list-item>
      </text:list>
      <text:list xml:id="list4192962714" text:style-name="L5">
        <text:list-item>
          <text:p text:style-name="P37">O caminho para a libertação do sofrimento do indivíduo está na autoconsciência, nas práticas meditativas e em fazer o bem a si mesmo e ao outro</text:p>
        </text:list-item>
        <text:list-item>
          <text:p text:style-name="P37">O budismo também acredita no ciclo da encarnação e reencarnação, o chamado Samsara.</text:p>
        </text:list-item>
        <text:list-item>
          <text:p text:style-name="P37">A filosofia aplica a lei do Karma, pregando que todas as ações geram consequências boas ou ruins <text:s/>para esta e outras reencarnações</text:p>
        </text:list-item>
        <text:list-item>
          <text:p text:style-name="P37">Ensina que o indivíduo é capaz de desconstruir as raízes e as causas do seu sofrimento ao controlar sua mente, entendendo que nada na vida é fixo ou permanente, alcançando a felicidade plena</text:p>
        </text:list-item>
        <text:list-item>
          <text:p text:style-name="P37">E o principal objetivo da doutrina é fazer com que cada um de seus seguidores encontre “o despertar” através do Nirvana, como Buda alcançou</text:p>
        </text:list-item>
      </text:list>
      <text:list xml:id="list81250738635223" text:continue-list="list81251652297697" text:style-name="Outline">
        <text:list-item>
          <text:h text:style-name="Heading_20_1" text:outline-level="1"><text:bookmark-start text:name="__RefHeading___Toc146_2138607999"/>O cult<text:span text:style-name="T14">o</text:span><text:bookmark-end text:name="__RefHeading___Toc146_2138607999"/></text:h>
        </text:list-item>
        <text:list-item>
          <text:h text:style-name="Heading_20_1" text:outline-level="1"><text:bookmark-start text:name="__RefHeading___Toc148_2138607999"/>Os Deuses<text:bookmark-end text:name="__RefHeading___Toc148_2138607999"/></text:h>
        </text:list-item>
        <text:list-item>
          <text:h text:style-name="Heading_20_1" text:outline-level="1"><text:bookmark-start text:name="__RefHeading___Toc150_2138607999"/>A vida religiosa<text:bookmark-end text:name="__RefHeading___Toc150_2138607999"/></text:h>
        </text:list-item>
        <text:list-item>
          <text:h text:style-name="Heading_20_1" text:outline-level="1"><text:bookmark-start text:name="__RefHeading___Toc152_2138607999"/>Os monges<text:bookmark-end text:name="__RefHeading___Toc152_2138607999"/></text:h>
        </text:list-item>
        <text:list-item>
          <text:h text:style-name="Heading_20_1" text:outline-level="1"><text:bookmark-start text:name="__RefHeading___Toc154_2138607999"/>As monjas<text:bookmark-end text:name="__RefHeading___Toc154_2138607999"/></text:h>
        </text:list-item>
        <text:list-item>
          <text:h text:style-name="Heading_20_1" text:outline-level="1"><text:bookmark-start text:name="__RefHeading___Toc156_2138607999"/>O leigo<text:bookmark-end text:name="__RefHeading___Toc156_2138607999"/></text:h>
        </text:list-item>
      </text:list>
      <text:p text:style-name="Text_20_body"><text:tab/>A escola Mahayana foi criada por pessoas leigas e comuns que acreditavam em dois pontos principais: o poder da compaixão e que cada indivíduo carrega dentro de si o potencial para o estado Buda.</text:p>
      <text:p text:style-name="Text_20_body"><text:tab/>Diferente dos Theravadas, os Mahayanas acreditam que os seguidores podem buscar a iluminação através de outros seres superiores, os chamados <text:span text:style-name="Strong_20_Emphasis"><text:span text:style-name="Emphasis">bodhisattvas. </text:span></text:span></text:p>
      <text:p text:style-name="Text_20_body"><text:soft-page-break/>Eles são seres humanos que estão prestes a atingir o seu estado iluminado, mas adiam essa iluminação para ajudar outros seres.</text:p>
      <text:p text:style-name="Text_20_body"><text:tab/>Ela foi implementada no norte da Ásia e foi através desta escola que surgiram tradições importantes como o <text:span text:style-name="Strong_20_Emphasis">Zen Budismo, Budismo Tibetano, Budismo Terra Pura e Budismo Tântrico</text:span>.</text:p>
      <text:list xml:id="list81251517241803" text:continue-numbering="true" text:style-name="Outline">
        <text:list-item>
          <text:h text:style-name="Heading_20_1" text:outline-level="1"><text:bookmark-start text:name="__RefHeading___Toc158_2138607999"/>A difusão do Budismo<text:bookmark-end text:name="__RefHeading___Toc158_2138607999"/></text:h>
          <text:list>
            <text:list-item>
              <text:h text:style-name="P18" text:outline-level="2"><text:bookmark-start text:name="__RefHeading___Toc289_2138607999"/>Índia<text:bookmark-end text:name="__RefHeading___Toc289_2138607999"/></text:h>
            </text:list-item>
          </text:list>
        </text:list-item>
      </text:list>
      <text:p text:style-name="Text_20_body"><text:tab/><text:span text:style-name="T41">A partir do seu local de nascimento no nordeste indiano, o budismo espalhou-se para aoutras partes <text:s/>do norte e para o centro da Índia. Durante o reinado do imperador máuria Asoka, que se converteu ao budismo e que governou uma área semelhante à da Índia contemporânea (com exceção do sul), essa religião consolidou-se. Após ter conquistado a região de Calinga pela força, Asoka decidiu que a partir de então governaria com base nos preceitos budistas. O imperador ordenou a construção de hospedarias para os viajantes e que fosse proporcionado tratamento médico não só aos humanos, mas também aos animais. O rei aboliu também a tortura e provavelmente a pena de morte. A caça, desporto tradicional dos reis, foi substituída pela peregrinação a locais budistas. Apesar de ter favorecido o budismo, Asoka revelou-se também tolerante para com o hinduísmo e o jainismo.</text:span></text:p>
      <text:p text:style-name="Text_20_body"><text:tab/><text:span text:style-name="T41">Asoka pretendeu também divulgar o budismo pelo mundo, como revelam os seus éditos. Segundo estes, foram enviados emissários com destino à Síria, Egito e Macedônia (embora não se saiba se chegaram aos seus destinos) e para o oriente, para um terra de nome Suvarnabhumi (Terra do Ouro) que não se conseguiu identificar com segurança.</text:span></text:p>
      <text:p text:style-name="Text_20_body"><text:tab/><text:span text:style-name="T41">O império Máuria chegou ao fim em finais do século II a.C.. A Índia foi então dominada pelas dinastias locais dos Sunga (185-173 a.C.) e dos Kanva, que perseguiram o budismo, embora este conseguisse prevalecer. Perto do início era atual, do noroeste da Índia foi invadido pelos citas, que formariam o impedio Cuchana. Um dos mais importantes reis desta dinastia, Canisca I, foi um grande proselitista do Budismo.</text:span></text:p>
      <text:p text:style-name="Text_20_body"><text:soft-page-break/><text:tab/><text:span text:style-name="T41">Durante a era do imério Gupta, os monarcas favorecem o budismo, mas também o hinduísmo. Em meados do século VI, os Hunos Brancos, oriundos da Ásia Central, invadem o noroeste da Índia, provocando a destruição de inúmeros mosteiros budista. A partir de 750, a dinastia Pala governou no nordeste da Índia até o século XII, apoiando os grandes centros monásticos budistas, entre os quais o de Nalanda. Contudo, a partir do século XII, o hindu, que se manifestou com fituras como Adi Shankara e pelas invações dos muçulmanos dos séculos XII e XIII.</text:span></text:p>
      <text:p text:style-name="Text_20_body"><text:tab/><text:span text:style-name="T41">Embora o budismo tenha passado por uma verdadeira renovação a partir de 1959, ano em que o Dalai Lama escolhe o exílio, ele parece quase ausente da Índia, a ponto de termos, muitas vezes, de seguir turistas estrangeiros para localizar os lugares santos de antigamente. Nesse percurso, ao longo dos séculos, o budismo suscitou desvios, heresias, seitas.</text:span></text:p>
      <text:list xml:id="list81250213143816" text:continue-numbering="true" text:style-name="Outline">
        <text:list-item>
          <text:list>
            <text:list-item>
              <text:h text:style-name="P17" text:outline-level="2"><text:bookmark-start text:name="__RefHeading___Toc291_2138607999"/>Sri Lanka e Sudeste da Ásia<text:bookmark-end text:name="__RefHeading___Toc291_2138607999"/></text:h>
            </text:list-item>
          </text:list>
        </text:list-item>
      </text:list>
      <text:p text:style-name="P34"><text:tab/><text:span text:style-name="T42">A tradição cingalesa atribui a introdução do budismo no Sri Lanka ao monge Mahinda, filho de Asoka, que teria chegado à ilha em meados do século III a.C.. acompanhado por outros missionários., Esse grupo teria convertido ao budismo o rei Devanampiya Tissa e grande parte da nobreza local. O rei ordenou a construção do Mahavihara (“Grande Mosteiro” em pali) na então capital do Sri Lanka, Anuradhapura O Mahavihara foi o grande centro do budismo Theravada na ilha dos séculos seguintes.</text:span></text:p>
      <text:p text:style-name="P34"><text:tab/><text:span text:style-name="T42">Foi no Sri Lanka que, por volta do ano 80 a.C., se redigiu o Cânone Pali, a coletânea mais antiga de textos que refletem os ensinamentos do Buda. No século V, chegou à ilha do monge Budagosa, responsável por coligir e editar os primeiros comentários feitos ao Cânone, traduzindo-os para o pali.</text:span></text:p>
      <text:p text:style-name="P34"><text:tab/><text:span text:style-name="T43">Na Tailândia, o budismo lançou raízes no século VII nos reinos de Dvaravati (no sul, na região de Banguecoque) e de Haripunjaya (no norte, na região de Lamphun), ambos reinos da etnia Mon. No século XII, o povo Tai, que chegou ao território vindo do sudeste da China, adotou o budismo Theravada como a sua religião.</text:span></text:p>
      <text:p text:style-name="P34"><text:soft-page-break/><text:tab/><text:span text:style-name="T43">A presença do budismo na península Malaia está atestada desde o século IV, assim como nas ilhas de Java e Sumatra. Nessas regiões, verificou-se um sincretismo entre o budismo Mahaya e o xivaísmo, que está ainda hoje presente em locais como a ilha de Bali. Entre o século VII e o IX, a dinastia budista dos Xailendra governou partes da indonésia e a península Malaia, tendo sido responsável pela construção de Borobudur, uma enorme estupa que é o maior monumento existente no hemisfério sul. O islamismo à indonésia no século XIV, trazido pelos mercadores, acabando por substituir o udismo como religião dominante. Atualmente o budismo é principalmente praticado pela comunidade chinesa da região.</text:span></text:p>
      <text:list xml:id="list81251890154606" text:continue-numbering="true" text:style-name="Outline">
        <text:list-item>
          <text:list>
            <text:list-item>
              <text:h text:style-name="P19" text:outline-level="2"><text:bookmark-start text:name="__RefHeading___Toc293_2138607999"/>China<text:bookmark-end text:name="__RefHeading___Toc293_2138607999"/></text:h>
            </text:list-item>
          </text:list>
        </text:list-item>
      </text:list>
      <text:p text:style-name="P35"><text:tab/>A tradição atribui a introdução do budismo na China ao imperador Ming de Han (25-220 d.C.), o segundo imperador da dinastia Han do leste. Este imperador teve um sonho no qual viu um ser voador dourado, interpretado por seus conselheiros como uma visão do Buda. O imperador enviou emissários a outros países, a oeste da China, para obter informações sobre a doutrina de Buda.</text:p>
      <text:p text:style-name="P36"><text:span text:style-name="T43"><text:tab/>Esscrituras budistas teriam sido trazidas à China, nas costas <text:s/>de cavalos brancos, por </text:span>Dharmarakṣa e Kaśyapa Mātaṅga<text:span text:style-name="T43">, dois grandes monges indianos. Então o imperador ordenou a construção do primeiro templo budista na China, o monastério Baima, na atual cidade de Luoyang, na província de Henan. Os monges levaram, para a China, 42 Sutras, contendod 600 000 palavras em sânscrito.</text:span></text:p>
      <text:p text:style-name="P36"><text:tab/><text:span text:style-name="T43">Independentemente da tradição, o budismo só se espalhou na China nos séculos V e VI com o apoio das dinastias Wei e Tang. Durante este período, estabeleceram-se, na China, escolas budistas de origem indiana ao mesmo tempo em que se desenvolveram escolas próprias chinesas.</text:span></text:p>
      <text:list xml:id="list81249958115624" text:continue-numbering="true" text:style-name="Outline">
        <text:list-item>
          <text:list>
            <text:list-item>
              <text:h text:style-name="P19" text:outline-level="2"><text:bookmark-start text:name="__RefHeading___Toc295_2138607999"/>Coreia e Japão<text:bookmark-end text:name="__RefHeading___Toc295_2138607999"/></text:h>
            </text:list-item>
          </text:list>
        </text:list-item>
      </text:list>
      <text:p text:style-name="P35">O budismo entrou na Coreia no Século IV. Nesta altura, a Coreia não era um território unificado, encontrando-se dividida em três reinos rivais: o reino de Koguryo no norte, o reino de Paekche no sudoeste e o reino de Silla no sudeste. Estes três reinos reconheceriam o budismo como uma religião oficial, tendo sido o primeiro a <text:soft-page-break/>fazê-lo Paekche (384), seguindo-se o Koguryo (392) <text:s/>e Silla (528). Em 668, o reino de Silla unificou a Coreia sob o seu poder e o budismo conheceu uma era de desenvolvimento. Foi nesse período que viveu o monge Wonhyo Daisa (617-686), que tentou promover um budismo do qual fizessem parte elementos de todas as seitas. No século VIII, foi difundido na Coreia o budismo da escola chinesa Chan, denominado son(ou seon) em coreano e que se tornou a escola dominante. O budismo continuou a florescer durante a era Koryo (935-1392), até que a dinastia Li (1392-1910) favoreceu o confucionismo.</text:p>
      <text:p text:style-name="P35"><text:tab/>A partir da Coreia e da China, o budismo foi introduzido no Japão em meados do sé<text:span text:style-name="T44">culo VI. Em 593, o príncipe Shotoku declarou-o como religião do Estado, mas o budismo foi até à Idade Média um movimento ligado à corte e à aristocracia sem larga adesão popular (os missionários coreanos tinham apresentado à corte japonesa o budismo como elemento de proteção nacional). Durante a era Nara (710-194)-</text:span><text:span text:style-name="T25">Héian</text:span><text:span text:style-name="T8"> (794-1185), várias seitas de expressão chinesa começaram a implantar-se no Japao. São deste último período a escola Shingon e Tendai (Tien Taí). Durante a era Kamakura (1185-1333(, o budismo populariza-se finalmente com as escolas Terra Pura, Nichiren e Zen(chan) nas suas principais vertentes chinesas das escolas Rinzai(Lonji) e Soro (Caodong).</text:span></text:p>
      <text:list xml:id="list81250996823762" text:continue-numbering="true" text:style-name="Outline">
        <text:list-item>
          <text:list>
            <text:list-item>
              <text:h text:style-name="P20" text:outline-level="2"><text:bookmark-start text:name="__RefHeading___Toc297_2138607999"/>Tibete<text:bookmark-end text:name="__RefHeading___Toc297_2138607999"/></text:h>
            </text:list-item>
          </text:list>
        </text:list-item>
      </text:list>
      <text:p text:style-name="P38"><text:tab/><text:span text:style-name="T44">No Tibete, o budismo propagou-se em dois momentos diferentes. O rei Srong-brtsan-sgam-po (songsten Gampo c.627-c.650), influenciado pelas suas duas esposas budistas, decidiu mandar chamar ao Tibete monges indianos para ali difundirem a religião. Durante o reinado de Khri-srong-Ide_btsan (trisong Deutsen), construiu-se o primeiro mosteiro budista tibetano e em 747 chegou ao território o notável iogue indiano Padmasambhava, que organizou o budismo tibetano e fundou a escola hoje conhecida como Nyingma (ou “escola da tradição antiga”, em relação às posteriores escolas estabelecidas por outros professores). Contudo, uma reação hostil da religião nativa, </text:span>o Bön, <text:span text:style-name="T44">levaria ao declínio <text:s/>do budismo nos dois séculos seguintes.</text:span></text:p>
      <text:p text:style-name="P38"><text:soft-page-break/><text:tab/><text:span text:style-name="T44">O budismo seria reintroduzido no Tibete a partir do Século XI, com a ajuda do monge indiano Atisa, que chegou ao território em 1042. Com o passar do tempo, formaram-se quatro escolas: Sakyapa, Kagyupa, Nyingmapa e Gelugpa. Em 1578, membros desta última escola converteram o mongol Altan Khan à sua doutrina. Altan Khan criou o título de Dalai Lama, que derrotou o último príncipe tibetano e tornou-se o líder temporal do Tibete. Os seguintes dalai lamas foram na prática os governantes do mosteiro de T-shi-ihum-po e que foi visto como uma encarnação do Amitabha.</text:span></text:p>
      <text:p text:style-name="P36"/>
      <text:list xml:id="list81250636367490" text:continue-numbering="true" text:style-name="Outline">
        <text:list-item>
          <text:h text:style-name="Heading_20_1" text:outline-level="1"><text:bookmark-start text:name="__RefHeading___Toc160_2138607999"/>Lista com países Budistas<text:bookmark-end text:name="__RefHeading___Toc160_2138607999"/></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name="arial" fo:font-family="arial" style:font-style-name="Regular" style:font-family-generic="swis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6"><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4"><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13"><draw:image xlink:href="Pictures/1000000000000500000000CF73E1439B139099FF.jpg" xlink:type="simple" xlink:show="embed" xlink:actuate="onLoad" loext:mime-type="image/jpeg"/></draw:frame></text:p>
      </style:header>
      <style:footer>
        <text:p text:style-name="MP2"><text:page-number text:select-page="current">16</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5"><draw:image xlink:href="Pictures/1000000000000500000000CF73E1439B139099FF.jpg" xlink:type="simple" xlink:show="embed" xlink:actuate="onLoad" loext:mime-type="image/jpeg"/></draw:frame></text:p>
      </style:header>
      <style:footer>
        <text:p text:style-name="MP1"><text:page-number text:select-page="current">15</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15"><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5:40:01.091384339</meta:creation-date>
    <dc:title>CTM</dc:title>
    <meta:editing-duration>PT5M14S</meta:editing-duration>
    <meta:editing-cycles>3</meta:editing-cycles>
    <meta:generator>LibreOffice/6.4.7.2$Linux_X86_64 LibreOffice_project/40$Build-2</meta:generator>
    <dc:date>2021-10-14T08:12:49.620605489</dc:date>
    <meta:document-statistic meta:table-count="0" meta:image-count="5" meta:object-count="0" meta:page-count="16" meta:paragraph-count="141" meta:word-count="3978" meta:character-count="23731" meta:non-whitespace-character-count="19846"/>
    <meta:template xlink:type="simple" xlink:actuate="onRequest" xlink:title="CTM" xlink:href="../../../../Templates/CTM.ott" meta:date="2021-10-14T05:40:00.555372805"/>
  </office:meta>
</office:document-meta>
</file>